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anagers-with-at-least-5-direct-reports/" text:style-name="Internet_20_link" text:visited-style-name="Visited_20_Internet_20_Link"><text:span text:style-name="T1">570. Managers with at Least 5 Direct Reports</text:span></text:a></text:p>
      <text:section text:style-name="Sect1" text:name="headlessui-popover-button-:r1o:">
        <text:p text:style-name="Standard"/>
      </text:section>
      <text:section text:style-name="Sect1" text:name="headlessui-popover-button-:rh:">
        <text:p text:style-name="Standard"/>
      </text:section>
      <text:p text:style-name="P4">Medium</text:p>
      <text:p text:style-name="P4">601</text:p>
      <text:p text:style-name="P4">58</text:p>
      <text:section text:style-name="Sect1" text:name="headlessui-popover-button-:rm:">
        <text:p text:style-name="Standard"/>
      </text:section>
      <text:section text:style-name="Sect1" text:name="headlessui-popover-button-:rp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Employee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id <text:s text:c="9"/>| int <text:s text:c="4"/>|</text:p>
      <text:p text:style-name="P2">| name <text:s text:c="7"/>| varchar |</text:p>
      <text:p text:style-name="P2">| department <text:s/>| varchar |</text:p>
      <text:p text:style-name="P2">| managerId <text:s text:c="2"/>| int <text:s text:c="4"/>|</text:p>
      <text:p text:style-name="P2">+-------------+---------+</text:p>
      <text:p text:style-name="P2">id is the primary key (column with unique values) for this table.</text:p>
      <text:p text:style-name="P2">Each row of this table indicates the name of an employee, their department, and the id of their manager.</text:p>
      <text:p text:style-name="P2">If managerId is null, then the employee does not have a manager.</text:p>
      <text:p text:style-name="P1">No employee will be the manager of themself.</text:p>
      <text:p text:style-name="P6"> </text:p>
      <text:p text:style-name="P7"><text:span text:style-name="T1">Write a solution to find managers with at least </text:span><text:span text:style-name="Strong_20_Emphasis"><text:span text:style-name="T1">five direct reports</text:span></text:span><text:span text:style-name="T1">.</text:span></text:p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Employee table:</text:p>
      <text:p text:style-name="P2">+-----+-------+------------+-----------+</text:p>
      <text:p text:style-name="P2">| id <text:s/>| name <text:s/>| department | managerId |</text:p>
      <text:p text:style-name="P2">+-----+-------+------------+-----------+</text:p>
      <text:p text:style-name="P2">| 101 | John <text:s/>| A <text:s text:c="9"/>| None <text:s text:c="5"/>|</text:p>
      <text:p text:style-name="P2">| 102 | Dan <text:s text:c="2"/>| A <text:s text:c="9"/>| 101 <text:s text:c="6"/>|</text:p>
      <text:p text:style-name="P2">| 103 | James | A <text:s text:c="9"/>| 101 <text:s text:c="6"/>|</text:p>
      <text:p text:style-name="P2">| 104 | Amy <text:s text:c="2"/>| A <text:s text:c="9"/>| 101 <text:s text:c="6"/>|</text:p>
      <text:p text:style-name="P2">| 105 | Anne <text:s/>| A <text:s text:c="9"/>| 101 <text:s text:c="6"/>|</text:p>
      <text:p text:style-name="P2">| 106 | Ron <text:s text:c="2"/>| B <text:s text:c="9"/>| 101 <text:s text:c="6"/>|</text:p>
      <text:p text:style-name="P2">+-----+-------+------------+-----------+</text:p>
      <text:p text:style-name="P3"><text:span text:style-name="Strong_20_Emphasis"><text:span text:style-name="T1">Output:</text:span></text:span><text:span text:style-name="T1"> </text:span></text:p>
      <text:p text:style-name="P2"><text:soft-page-break/>+------+</text:p>
      <text:p text:style-name="P2">| name |</text:p>
      <text:p text:style-name="P2">+------+</text:p>
      <text:p text:style-name="P2">| John |</text:p>
      <text:p text:style-name="P1">+------+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9T08:37:03.943000000</dc:date>
    <meta:editing-duration>PT8S</meta:editing-duration>
    <meta:editing-cycles>1</meta:editing-cycles>
    <meta:document-statistic meta:table-count="0" meta:image-count="0" meta:object-count="0" meta:page-count="2" meta:paragraph-count="44" meta:word-count="227" meta:character-count="1212" meta:non-whitespace-character-count="915"/>
    <meta:generator>LibreOffice/7.2.2.2$Windows_X86_64 LibreOffice_project/02b2acce88a210515b4a5bb2e46cbfb63fe97d56</meta:generator>
  </office:meta>
</office:document-meta>
</file>